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bff90" officeooo:paragraph-rsid="001bff90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52e7f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c59b6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74d0c" officeooo:paragraph-rsid="00274d0c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bff90" officeooo:paragraph-rsid="001bff90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1ef0ec" officeooo:paragraph-rsid="001ef0ec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202647" officeooo:paragraph-rsid="00202647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20b8ff" officeooo:paragraph-rsid="0020b8ff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21a813" officeooo:paragraph-rsid="0021a813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bold" officeooo:rsid="00202647" officeooo:paragraph-rsid="00202647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13" style:family="paragraph" style:parent-style-name="Preformatted_20_Text">
      <style:text-properties style:font-name="Times New Roman" fo:font-size="14pt" fo:language="ru" fo:country="RU" fo:font-weight="bold" officeooo:rsid="001bff90" officeooo:paragraph-rsid="001bff90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Times New Roman" fo:font-size="14pt" fo:language="ru" fo:country="RU" fo:font-weight="bold" officeooo:rsid="00237a7b" officeooo:paragraph-rsid="00252e7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237a7b" officeooo:paragraph-rsid="00274d0c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fo:font-weight="bold" officeooo:rsid="00237a7b" officeooo:paragraph-rsid="002c59b6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Times New Roman" fo:font-size="14pt" fo:language="ru" fo:country="RU" fo:font-weight="bold" officeooo:rsid="002c59b6" officeooo:paragraph-rsid="002c59b6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Times New Roman" fo:font-size="14pt" fo:language="ru" fo:country="RU" fo:font-weight="bold" officeooo:rsid="00274d0c" officeooo:paragraph-rsid="00274d0c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21" style:family="paragraph" style:parent-style-name="Preformatted_20_Text">
      <style:text-properties style:font-name="Times New Roman" fo:font-size="12pt" fo:language="ru" fo:country="RU" fo:font-weight="normal" officeooo:rsid="001d166f" officeooo:paragraph-rsid="001d166f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style:font-name="Times New Roman" fo:font-size="12pt" fo:language="ru" fo:country="RU" fo:font-weight="normal" officeooo:rsid="00202647" officeooo:paragraph-rsid="00202647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Times New Roman" fo:font-size="12pt" fo:language="ru" fo:country="RU" fo:font-weight="normal" officeooo:rsid="00202647" officeooo:paragraph-rsid="0020b8ff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Times New Roman" fo:font-size="12pt" fo:language="ru" fo:country="RU" fo:font-weight="normal" officeooo:rsid="001bff90" officeooo:paragraph-rsid="001bff90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Times New Roman" fo:font-size="12pt" fo:language="ru" fo:country="RU" fo:font-weight="normal" officeooo:rsid="001bff90" officeooo:paragraph-rsid="00312e0f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Times New Roman" fo:font-size="12pt" fo:language="ru" fo:country="RU" fo:font-weight="normal" officeooo:rsid="0020b8ff" officeooo:paragraph-rsid="0020b8ff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Times New Roman" fo:font-size="12pt" fo:language="ru" fo:country="RU" fo:font-weight="normal" officeooo:rsid="0020b8ff" officeooo:paragraph-rsid="00202647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Times New Roman" fo:font-size="12pt" fo:language="ru" fo:country="RU" fo:font-weight="normal" officeooo:rsid="002c59b6" officeooo:paragraph-rsid="002c59b6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Times New Roman" fo:font-size="12pt" fo:language="ru" fo:country="RU" fo:font-weight="normal" officeooo:rsid="001ef0ec" officeooo:paragraph-rsid="001ef0ec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Times New Roman" fo:font-size="12pt" fo:language="ru" fo:country="RU" fo:font-weight="normal" officeooo:rsid="00380b0a" officeooo:paragraph-rsid="00380b0a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Times New Roman" fo:font-size="12pt" fo:language="ru" fo:country="RU" style:text-underline-style="none" fo:font-weight="bold" officeooo:rsid="0020b8ff" officeooo:paragraph-rsid="0020b8ff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33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202647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237a7b" officeooo:paragraph-rsid="00237a7b" style:font-name-asian="Noto Sans Mono CJK SC Regular" style:font-size-asian="14pt" style:font-name-complex="Liberation Mono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237a7b" officeooo:paragraph-rsid="002c59b6" style:font-name-asian="Noto Sans Mono CJK SC Regular" style:font-size-asian="14pt" style:font-name-complex="Liberation Mono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244eed" officeooo:paragraph-rsid="00244eed" style:font-name-asian="Noto Sans Mono CJK SC Regular" style:font-size-asian="14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52e7f" style:font-name-asian="Noto Sans Mono CJK SC Regular" style:font-size-asian="14pt" style:font-name-complex="Liberation Mono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74d0c" style:font-name-asian="Noto Sans Mono CJK SC Regular" style:font-size-asian="14pt" style:font-name-complex="Liberation Mono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c59b6" style:font-name-asian="Noto Sans Mono CJK SC Regular" style:font-size-asian="14pt" style:font-name-complex="Liberation Mono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style:font-name-asian="Noto Sans Mono CJK SC Regular" style:font-size-asian="14pt" style:font-name-complex="Liberation Mono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paragraph-rsid="00237a7b" style:font-name-asian="Noto Sans Mono CJK SC Regular" style:font-size-asian="14pt" style:font-name-complex="Liberation Mono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paragraph-rsid="00252e7f" style:font-name-asian="Noto Sans Mono CJK SC Regular" style:font-size-asian="14pt" style:font-name-complex="Liberation Mono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paragraph-rsid="00274d0c" style:font-name-asian="Noto Sans Mono CJK SC Regular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paragraph-rsid="002c59b6" style:font-name-asian="Noto Sans Mono CJK SC Regular" style:font-size-asian="14pt" style:font-name-complex="Liberation Mono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officeooo:rsid="0027056b" officeooo:paragraph-rsid="0027056b" style:font-name-asian="Noto Sans Mono CJK SC Regular" style:font-size-asian="14pt" style:font-name-complex="Liberation Mono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officeooo:rsid="002c59b6" officeooo:paragraph-rsid="002c59b6" style:font-name-asian="Noto Sans Mono CJK SC Regular" style:font-size-asian="14pt" style:font-name-complex="Liberation Mono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officeooo:rsid="0032dfe3" officeooo:paragraph-rsid="0032dfe3" style:font-name-asian="Noto Sans Mono CJK SC Regular" style:font-size-asian="14pt" style:font-name-complex="Liberation Mono" style:font-size-complex="14pt"/>
    </style:style>
    <style:style style:name="T1" style:family="text">
      <style:text-properties officeooo:rsid="001d166f"/>
    </style:style>
    <style:style style:name="T2" style:family="text">
      <style:text-properties officeooo:rsid="001ef0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12e0f" style:font-style-asian="italic" style:font-style-complex="italic"/>
    </style:style>
    <style:style style:name="T5" style:family="text">
      <style:text-properties officeooo:rsid="0020b8f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2e7f"/>
    </style:style>
    <style:style style:name="T8" style:family="text">
      <style:text-properties officeooo:rsid="0027056b"/>
    </style:style>
    <style:style style:name="T9" style:family="text">
      <style:text-properties officeooo:rsid="00274d0c"/>
    </style:style>
    <style:style style:name="T10" style:family="text">
      <style:text-properties officeooo:rsid="002c59b6"/>
    </style:style>
    <style:style style:name="T11" style:family="text">
      <style:text-properties officeooo:rsid="00312e0f"/>
    </style:style>
    <style:style style:name="T12" style:family="text">
      <style:text-properties officeooo:rsid="003423c1"/>
    </style:style>
    <style:style style:name="T13" style:family="text">
      <style:text-properties officeooo:rsid="0034eaa3"/>
    </style:style>
    <style:style style:name="T14" style:family="text">
      <style:text-properties officeooo:rsid="0035db25"/>
    </style:style>
    <style:style style:name="T15" style:family="text">
      <style:text-properties officeooo:rsid="00380b0a"/>
    </style:style>
    <style:style style:name="T16" style:family="text">
      <style:text-properties officeooo:rsid="003963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Условие зада<text:span text:style-name="T2">чи</text:span></text:p>
      <text:p text:style-name="P7">Реализовать алгоритмы обработки разреженных матриц, сравнить эффективность использования этих алгоритмов (по времени выполнения и требуемой памяти) со стандартным алгоритмами обработки матриц при различном процентном заполнения матриц ненулевыми значениями и при различных размерах матриц.</text:p>
      <text:p text:style-name="P20"/>
      <text:p text:style-name="P32">Техническое задание</text:p>
      <text:p text:style-name="P7">Смоделировать операцию умножения вектора строки и матрицы хранящихся </text:p>
      <text:p text:style-name="P7">а) в разреженном виде; б) в стандартном виде. Сравнить время выполнения и объем занимаемой памяти при использовании 2-х этих способов хранения.</text:p>
      <text:p text:style-name="P30">Разреженная матрица должна хранится в виде:</text:p>
      <text:p text:style-name="P29">- вектор A содержит значения ненулевых элементов;</text:p>
      <text:p text:style-name="P29">- вектор JA содержит номера столбцов для элементов вектора A;</text:p>
      <text:p text:style-name="P29">- связный список IA, в элементе Nk которого находится номер компонент в A и JA, с которых начинается описание строки Nk матрицы A.</text:p>
      <text:p text:style-name="P20"/>
      <text:p text:style-name="P13">Входные данные</text:p>
      <text:p text:style-name="P7">Количество строк и столбцов матрицы, количество ненулевых элементов матриц и вектора строки, <text:span text:style-name="T16">их индексы в матрице или векторе, вариант заполнения матриц (случайный или с клавиатуры).</text:span></text:p>
      <text:p text:style-name="P13"><text:line-break/>Выходные данные</text:p>
      <text:p text:style-name="P8">Результат умножения вектора строки на матрицу, результаты сравнения 2-х алгоритмов обработки.</text:p>
      <text:p text:style-name="P13"/>
      <text:p text:style-name="P13">Возможные аварийные ситуации</text:p>
      <text:p text:style-name="P8">Некорректный ввод.</text:p>
      <text:p text:style-name="P20"/>
      <text:p text:style-name="P20">Структуры данных</text:p>
      <text:p text:style-name="P33">Структура разреженной матрицы: </text:p>
      <text:p text:style-name="P25">typedef struct</text:p>
      <text:p text:style-name="P25">{</text:p>
      <text:p text:style-name="P25"><text:s text:c="4"/>int xsize;</text:p>
      <text:p text:style-name="P25"><text:s text:c="4"/>int ysize;</text:p>
      <text:p text:style-name="P25"><text:s text:c="4"/>int curr_size;</text:p>
      <text:p text:style-name="P25"/>
      <text:p text:style-name="P25"><text:s text:c="4"/>int *A;</text:p>
      <text:p text:style-name="P25"><text:s text:c="4"/>int *JA;</text:p>
      <text:p text:style-name="P25"><text:s text:c="4"/>list_t IA;</text:p>
      <text:p text:style-name="P25">} matrix_t;;</text:p>
      <text:p text:style-name="P24"/>
      <text:p text:style-name="P22"><text:span text:style-name="T3">xsize</text:span> и <text:span text:style-name="T3">ysize</text:span> — количество столбцов и строк матрицы;</text:p>
      <text:p text:style-name="P22"><text:span text:style-name="T3">curr_size</text:span> – количество ненулевых элементов;</text:p>
      <text:p text:style-name="P22"><text:span text:style-name="T3">A</text:span> — указатель на массив содержащий все ненулевых элементы;</text:p>
      <text:p text:style-name="P22"><text:soft-page-break/><text:span text:style-name="T4">J</text:span><text:span text:style-name="T3">A</text:span> — указатель на массив содержащий номера с<text:span text:style-name="T11">толбцов</text:span> для каждого элемента массива А;</text:p>
      <text:p text:style-name="P22"><text:span text:style-name="T4">I</text:span><text:span text:style-name="T3">A</text:span> – связанный список, который содержит для каждого первого элемента <text:span text:style-name="T5">i-ой </text:span>с<text:span text:style-name="T11">троки</text:span> его индекс в массивах A и JA.</text:p>
      <text:p text:style-name="P22"/>
      <text:p text:style-name="P22"/>
      <text:p text:style-name="P22"/>
      <text:p text:style-name="P22"/>
      <text:p text:style-name="P11">Структура связанного списка:</text:p>
      <text:p text:style-name="P27"/>
      <text:p text:style-name="P23">typedef struct node</text:p>
      <text:p text:style-name="P23">{</text:p>
      <text:p text:style-name="P23"><text:s text:c="4"/>int start_<text:span text:style-name="T11">row</text:span>_ind;</text:p>
      <text:p text:style-name="P23"><text:s text:c="4"/>struct node *next_element;</text:p>
      <text:p text:style-name="P23">} node_t;</text:p>
      <text:p text:style-name="P23"/>
      <text:p text:style-name="P26"><text:span text:style-name="T3">node_t</text:span> — сама структура очередного элемента списка.</text:p>
      <text:p text:style-name="P26"><text:span text:style-name="T3">star</text:span><text:span text:style-name="T4">t_row</text:span><text:span text:style-name="T3">_ind</text:span> — индекс первого элемента i-<text:span text:style-name="T11">ой</text:span> ст<text:span text:style-name="T11">роки</text:span> матрицы в массивах А и <text:span text:style-name="T11">J</text:span>A;</text:p>
      <text:p text:style-name="P26"><text:span text:style-name="T3">next_element</text:span> — указатель на следующий элемент связанного списка.</text:p>
      <text:p text:style-name="P26"/>
      <text:p text:style-name="P31">Структура <text:span text:style-name="T11">стандартной</text:span> матрицы:</text:p>
      <text:p text:style-name="P9">typedef struct std_matr</text:p>
      <text:p text:style-name="P26">{</text:p>
      <text:p text:style-name="P26"><text:s text:c="4"/>int **matrix;</text:p>
      <text:p text:style-name="P26"><text:s text:c="4"/>int xsize;</text:p>
      <text:p text:style-name="P26"><text:s text:c="4"/>int ysize;</text:p>
      <text:p text:style-name="P26">} std_matrix_t;</text:p>
      <text:p text:style-name="P26"/>
      <text:p text:style-name="P26"><text:span text:style-name="T3">matrix</text:span> — указатель на матрицу;</text:p>
      <text:p text:style-name="P26"><text:span text:style-name="T3">xsize </text:span><text:span text:style-name="T6">и </text:span><text:span text:style-name="T3">ysize</text:span> — количество столбцов и строк матрицы.</text:p>
      <text:p text:style-name="P20"/>
      <text:p text:style-name="P20">Алгоритм</text:p>
      <text:p text:style-name="P10">Матрица транспонируется. Далее, умножение происходит вектор на вектор столько раз, сколько в <text:span text:style-name="T3">исходной</text:span> матрице столбцов. <text:span text:style-name="T11">Для этого, я прохожу по массиву ненулвых элементов, и пользуясь индексами столбцов этих элементов из массива IA, последовательно перемножаю каждый элемент текущий строки на нужный элемент вектора-строки.</text:span></text:p>
      <text:p text:style-name="P12"/>
      <text:p text:style-name="P12">Тесты</text:p>
      <text:p text:style-name="P14">Время </text:p>
      <text:p text:style-name="P2">5% <text:span text:style-name="T7">заполнения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8">Размер матрицы</text:p>
          </table:table-cell>
          <table:table-cell table:style-name="Table4.A1" office:value-type="string">
            <text:p text:style-name="P38">Разреженная матрица</text:p>
          </table:table-cell>
          <table:table-cell table:style-name="Table4.C1" office:value-type="string">
            <text:p text:style-name="P38">Обычная матрица</text:p>
          </table:table-cell>
        </table:table-row>
        <table:table-row>
          <table:table-cell table:style-name="Table4.A2" office:value-type="string">
            <text:p text:style-name="P38">10x10</text:p>
          </table:table-cell>
          <table:table-cell table:style-name="Table4.A2" office:value-type="string">
            <text:p text:style-name="P46">1487</text:p>
          </table:table-cell>
          <table:table-cell table:style-name="Table4.C2" office:value-type="string">
            <text:p text:style-name="P46">4439</text:p>
          </table:table-cell>
        </table:table-row>
        <table:table-row>
          <table:table-cell table:style-name="Table4.A2" office:value-type="string">
            <text:p text:style-name="P38">100x100</text:p>
          </table:table-cell>
          <table:table-cell table:style-name="Table4.A2" office:value-type="string">
            <text:p text:style-name="P41">21843</text:p>
          </table:table-cell>
          <table:table-cell table:style-name="Table4.C2" office:value-type="string">
            <text:p text:style-name="P41">316411</text:p>
          </table:table-cell>
        </table:table-row>
        <table:table-row>
          <table:table-cell table:style-name="Table4.A2" office:value-type="string">
            <text:p text:style-name="P38">500x500</text:p>
          </table:table-cell>
          <table:table-cell table:style-name="Table4.A2" office:value-type="string">
            <text:p text:style-name="P41">374378</text:p>
          </table:table-cell>
          <table:table-cell table:style-name="Table4.C2" office:value-type="string">
            <text:p text:style-name="P41">8060332</text:p>
          </table:table-cell>
        </table:table-row>
      </table:table>
      <text:p text:style-name="P14"/>
      <text:p text:style-name="P15"><text:soft-page-break/></text:p>
      <text:p text:style-name="P3">10% <text:span text:style-name="T8">заполнения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8">Размер матрицы</text:p>
          </table:table-cell>
          <table:table-cell table:style-name="Table5.A1" office:value-type="string">
            <text:p text:style-name="P38">Разреженная матрица</text:p>
          </table:table-cell>
          <table:table-cell table:style-name="Table5.C1" office:value-type="string">
            <text:p text:style-name="P38">Обычная матрица</text:p>
          </table:table-cell>
        </table:table-row>
        <table:table-row>
          <table:table-cell table:style-name="Table5.A2" office:value-type="string">
            <text:p text:style-name="P38">10x10</text:p>
          </table:table-cell>
          <table:table-cell table:style-name="Table5.A2" office:value-type="string">
            <text:p text:style-name="P48">2425</text:p>
          </table:table-cell>
          <table:table-cell table:style-name="Table5.C2" office:value-type="string">
            <text:p text:style-name="P48">4777</text:p>
          </table:table-cell>
        </table:table-row>
        <table:table-row>
          <table:table-cell table:style-name="Table5.A2" office:value-type="string">
            <text:p text:style-name="P38">100x100</text:p>
          </table:table-cell>
          <table:table-cell table:style-name="Table5.A2" office:value-type="string">
            <text:p text:style-name="P43">36291</text:p>
          </table:table-cell>
          <table:table-cell table:style-name="Table5.C2" office:value-type="string">
            <text:p text:style-name="P43">345510</text:p>
          </table:table-cell>
        </table:table-row>
        <table:table-row>
          <table:table-cell table:style-name="Table5.A2" office:value-type="string">
            <text:p text:style-name="P38">500x500</text:p>
          </table:table-cell>
          <table:table-cell table:style-name="Table5.A2" office:value-type="string">
            <text:p text:style-name="P43">626417</text:p>
          </table:table-cell>
          <table:table-cell table:style-name="Table5.C2" office:value-type="string">
            <text:p text:style-name="P43">7629614</text:p>
          </table:table-cell>
        </table:table-row>
      </table:table>
      <text:p text:style-name="P15"/>
      <text:p text:style-name="P15">20% <text:span text:style-name="T9">заполнения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8">Размер матрицы</text:p>
          </table:table-cell>
          <table:table-cell table:style-name="Table6.A1" office:value-type="string">
            <text:p text:style-name="P38">Разреженная матрица</text:p>
          </table:table-cell>
          <table:table-cell table:style-name="Table6.C1" office:value-type="string">
            <text:p text:style-name="P38">Обычная матрица</text:p>
          </table:table-cell>
        </table:table-row>
        <table:table-row>
          <table:table-cell table:style-name="Table6.A2" office:value-type="string">
            <text:p text:style-name="P38">10x10</text:p>
          </table:table-cell>
          <table:table-cell table:style-name="Table6.A2" office:value-type="string">
            <text:p text:style-name="P48">2703</text:p>
          </table:table-cell>
          <table:table-cell table:style-name="Table6.C2" office:value-type="string">
            <text:p text:style-name="P43">4516</text:p>
          </table:table-cell>
        </table:table-row>
        <table:table-row>
          <table:table-cell table:style-name="Table6.A2" office:value-type="string">
            <text:p text:style-name="P38">100x100</text:p>
          </table:table-cell>
          <table:table-cell table:style-name="Table6.A2" office:value-type="string">
            <text:p text:style-name="P43">57357</text:p>
          </table:table-cell>
          <table:table-cell table:style-name="Table6.C2" office:value-type="string">
            <text:p text:style-name="P43">315133</text:p>
          </table:table-cell>
        </table:table-row>
        <table:table-row>
          <table:table-cell table:style-name="Table6.A2" office:value-type="string">
            <text:p text:style-name="P38">500x500</text:p>
          </table:table-cell>
          <table:table-cell table:style-name="Table6.A2" office:value-type="string">
            <text:p text:style-name="P43">1205327</text:p>
          </table:table-cell>
          <table:table-cell table:style-name="Table6.C2" office:value-type="string">
            <text:p text:style-name="P43">7598031 </text:p>
          </table:table-cell>
        </table:table-row>
      </table:table>
      <text:p text:style-name="P15"/>
      <text:p text:style-name="P15">30% <text:span text:style-name="T9">заполнения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8">Размер матрицы</text:p>
          </table:table-cell>
          <table:table-cell table:style-name="Table7.A1" office:value-type="string">
            <text:p text:style-name="P38">Разреженная матрица</text:p>
          </table:table-cell>
          <table:table-cell table:style-name="Table7.C1" office:value-type="string">
            <text:p text:style-name="P38">Обычная матрица</text:p>
          </table:table-cell>
        </table:table-row>
        <table:table-row>
          <table:table-cell table:style-name="Table7.A2" office:value-type="string">
            <text:p text:style-name="P38">10x10</text:p>
          </table:table-cell>
          <table:table-cell table:style-name="Table7.A2" office:value-type="string">
            <text:p text:style-name="P43">2946</text:p>
          </table:table-cell>
          <table:table-cell table:style-name="Table7.C2" office:value-type="string">
            <text:p text:style-name="P43">4550</text:p>
          </table:table-cell>
        </table:table-row>
        <table:table-row>
          <table:table-cell table:style-name="Table7.A2" office:value-type="string">
            <text:p text:style-name="P38">100x100</text:p>
          </table:table-cell>
          <table:table-cell table:style-name="Table7.A2" office:value-type="string">
            <text:p text:style-name="P43"><text:s/>85709 </text:p>
          </table:table-cell>
          <table:table-cell table:style-name="Table7.C2" office:value-type="string">
            <text:p text:style-name="P43">330380 </text:p>
          </table:table-cell>
        </table:table-row>
        <table:table-row>
          <table:table-cell table:style-name="Table7.A2" office:value-type="string">
            <text:p text:style-name="P38">500x500</text:p>
          </table:table-cell>
          <table:table-cell table:style-name="Table7.A2" office:value-type="string">
            <text:p text:style-name="P43">1606860</text:p>
          </table:table-cell>
          <table:table-cell table:style-name="Table7.C2" office:value-type="string">
            <text:p text:style-name="P43">7657904</text:p>
          </table:table-cell>
        </table:table-row>
      </table:table>
      <text:p text:style-name="P15"/>
      <text:p text:style-name="P15">40% <text:span text:style-name="T9">заполнения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8">Размер матрицы</text:p>
          </table:table-cell>
          <table:table-cell table:style-name="Table8.A1" office:value-type="string">
            <text:p text:style-name="P38">Разреженная матрица</text:p>
          </table:table-cell>
          <table:table-cell table:style-name="Table8.C1" office:value-type="string">
            <text:p text:style-name="P38">Обычная матрица</text:p>
          </table:table-cell>
        </table:table-row>
        <table:table-row>
          <table:table-cell table:style-name="Table8.A2" office:value-type="string">
            <text:p text:style-name="P38">10x10</text:p>
          </table:table-cell>
          <table:table-cell table:style-name="Table8.A2" office:value-type="string">
            <text:p text:style-name="P43">3316</text:p>
          </table:table-cell>
          <table:table-cell table:style-name="Table8.C2" office:value-type="string">
            <text:p text:style-name="P43">4678</text:p>
          </table:table-cell>
        </table:table-row>
        <table:table-row>
          <table:table-cell table:style-name="Table8.A2" office:value-type="string">
            <text:p text:style-name="P38">100x100</text:p>
          </table:table-cell>
          <table:table-cell table:style-name="Table8.A2" office:value-type="string">
            <text:p text:style-name="P43">104210</text:p>
          </table:table-cell>
          <table:table-cell table:style-name="Table8.C2" office:value-type="string">
            <text:p text:style-name="P43">315015</text:p>
          </table:table-cell>
        </table:table-row>
        <table:table-row>
          <table:table-cell table:style-name="Table8.A2" office:value-type="string">
            <text:p text:style-name="P38">500x500</text:p>
          </table:table-cell>
          <table:table-cell table:style-name="Table8.A2" office:value-type="string">
            <text:p text:style-name="P43">2106324</text:p>
          </table:table-cell>
          <table:table-cell table:style-name="Table8.C2" office:value-type="string">
            <text:p text:style-name="P43">7154358</text:p>
          </table:table-cell>
        </table:table-row>
      </table:table>
      <text:p text:style-name="P15"/>
      <text:p text:style-name="P15"/>
      <text:p text:style-name="P3">50% <text:span text:style-name="T9">заполнения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8">Размер матрицы</text:p>
          </table:table-cell>
          <table:table-cell table:style-name="Table9.A1" office:value-type="string">
            <text:p text:style-name="P38">Разреженная матрица</text:p>
          </table:table-cell>
          <table:table-cell table:style-name="Table9.C1" office:value-type="string">
            <text:p text:style-name="P38">Обычная матрица</text:p>
          </table:table-cell>
        </table:table-row>
        <table:table-row>
          <table:table-cell table:style-name="Table9.A2" office:value-type="string">
            <text:p text:style-name="P38">10x10</text:p>
          </table:table-cell>
          <table:table-cell table:style-name="Table9.A2" office:value-type="string">
            <text:p text:style-name="P43">3696</text:p>
          </table:table-cell>
          <table:table-cell table:style-name="Table9.C2" office:value-type="string">
            <text:p text:style-name="P43">4670</text:p>
          </table:table-cell>
        </table:table-row>
        <table:table-row>
          <table:table-cell table:style-name="Table9.A2" office:value-type="string">
            <text:p text:style-name="P38">100x100</text:p>
          </table:table-cell>
          <table:table-cell table:style-name="Table9.A2" office:value-type="string">
            <text:p text:style-name="P43">135812 </text:p>
          </table:table-cell>
          <table:table-cell table:style-name="Table9.C2" office:value-type="string">
            <text:p text:style-name="P43">330841</text:p>
          </table:table-cell>
        </table:table-row>
        <table:table-row>
          <table:table-cell table:style-name="Table9.A2" office:value-type="string">
            <text:p text:style-name="P38">500x500</text:p>
          </table:table-cell>
          <table:table-cell table:style-name="Table9.A2" office:value-type="string">
            <text:p text:style-name="P43">2918496</text:p>
          </table:table-cell>
          <table:table-cell table:style-name="Table9.C2" office:value-type="string">
            <text:p text:style-name="P43">7<text:span text:style-name="T12">3</text:span>15635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5">100% заполнения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9">Размер матрицы</text:p>
          </table:table-cell>
          <table:table-cell table:style-name="Table10.A1" office:value-type="string">
            <text:p text:style-name="P39">Разреженная матрица</text:p>
          </table:table-cell>
          <table:table-cell table:style-name="Table10.C1" office:value-type="string">
            <text:p text:style-name="P39">Обычная матрица</text:p>
          </table:table-cell>
        </table:table-row>
        <table:table-row>
          <table:table-cell table:style-name="Table10.A2" office:value-type="string">
            <text:p text:style-name="P39">10x10</text:p>
          </table:table-cell>
          <table:table-cell table:style-name="Table10.A2" office:value-type="string">
            <text:p text:style-name="P44">4125 </text:p>
          </table:table-cell>
          <table:table-cell table:style-name="Table10.C2" office:value-type="string">
            <text:p text:style-name="P44">4893</text:p>
          </table:table-cell>
        </table:table-row>
        <table:table-row>
          <table:table-cell table:style-name="Table10.A2" office:value-type="string">
            <text:p text:style-name="P39">100x100</text:p>
          </table:table-cell>
          <table:table-cell table:style-name="Table10.A2" office:value-type="string">
            <text:p text:style-name="P44">258291</text:p>
          </table:table-cell>
          <table:table-cell table:style-name="Table10.C2" office:value-type="string">
            <text:p text:style-name="P44">329299</text:p>
          </table:table-cell>
        </table:table-row>
        <table:table-row>
          <table:table-cell table:style-name="Table10.A2" office:value-type="string">
            <text:p text:style-name="P39">500x500</text:p>
          </table:table-cell>
          <table:table-cell table:style-name="Table10.A2" office:value-type="string">
            <text:p text:style-name="P44">4540212</text:p>
          </table:table-cell>
          <table:table-cell table:style-name="Table10.C2" office:value-type="string">
            <text:p text:style-name="P44">6215850</text:p>
          </table:table-cell>
        </table:table-row>
      </table:table>
      <text:p text:style-name="P16"/>
      <text:p text:style-name="P14"/>
      <text:p text:style-name="P34">Занимаемая память</text:p>
      <text:p text:style-name="P2">1% заполнения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Размер матрицы</text:p>
          </table:table-cell>
          <table:table-cell table:style-name="Table1.A1" office:value-type="string">
            <text:p text:style-name="P35">Разреженная матрица</text:p>
          </table:table-cell>
          <table:table-cell table:style-name="Table1.C1" office:value-type="string">
            <text:p text:style-name="P35">Обычная матрица</text:p>
          </table:table-cell>
        </table:table-row>
        <table:table-row>
          <table:table-cell table:style-name="Table1.A2" office:value-type="string">
            <text:p text:style-name="P35">10х10</text:p>
          </table:table-cell>
          <table:table-cell table:style-name="Table1.A2" office:value-type="string">
            <text:p text:style-name="P38">168</text:p>
          </table:table-cell>
          <table:table-cell table:style-name="Table1.C2" office:value-type="string">
            <text:p text:style-name="P35">400</text:p>
          </table:table-cell>
        </table:table-row>
        <table:table-row>
          <table:table-cell table:style-name="Table1.A2" office:value-type="string">
            <text:p text:style-name="P35">100х100</text:p>
          </table:table-cell>
          <table:table-cell table:style-name="Table1.A2" office:value-type="string">
            <text:p text:style-name="P37">2<text:span text:style-name="T7">400</text:span></text:p>
          </table:table-cell>
          <table:table-cell table:style-name="Table1.C2" office:value-type="string">
            <text:p text:style-name="P37">40000</text:p>
          </table:table-cell>
        </table:table-row>
        <table:table-row>
          <table:table-cell table:style-name="Table1.A2" office:value-type="string">
            <text:p text:style-name="P35">500х500</text:p>
          </table:table-cell>
          <table:table-cell table:style-name="Table1.A2" office:value-type="string">
            <text:p text:style-name="P38">28000</text:p>
          </table:table-cell>
          <table:table-cell table:style-name="Table1.C2" office:value-type="string">
            <text:p text:style-name="P41">1000000</text:p>
          </table:table-cell>
        </table:table-row>
      </table:table>
      <text:p text:style-name="P14"/>
      <text:p text:style-name="P2">10% заполнения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5">Размер матрицы</text:p>
          </table:table-cell>
          <table:table-cell table:style-name="Table2.A1" office:value-type="string">
            <text:p text:style-name="P35">Разреженная матрица</text:p>
          </table:table-cell>
          <table:table-cell table:style-name="Table2.C1" office:value-type="string">
            <text:p text:style-name="P35">Обычная матрица</text:p>
          </table:table-cell>
        </table:table-row>
        <table:table-row>
          <table:table-cell table:style-name="Table2.A2" office:value-type="string">
            <text:p text:style-name="P35">10х10</text:p>
          </table:table-cell>
          <table:table-cell table:style-name="Table2.A2" office:value-type="string">
            <text:p text:style-name="P38">240</text:p>
          </table:table-cell>
          <table:table-cell table:style-name="Table2.C2" office:value-type="string">
            <text:p text:style-name="P38">400</text:p>
          </table:table-cell>
        </table:table-row>
        <table:table-row>
          <table:table-cell table:style-name="Table2.A2" office:value-type="string">
            <text:p text:style-name="P35">100х100</text:p>
          </table:table-cell>
          <table:table-cell table:style-name="Table2.A2" office:value-type="string">
            <text:p text:style-name="P38">9600</text:p>
          </table:table-cell>
          <table:table-cell table:style-name="Table2.C2" office:value-type="string">
            <text:p text:style-name="P38">40000</text:p>
          </table:table-cell>
        </table:table-row>
        <table:table-row>
          <table:table-cell table:style-name="Table2.A2" office:value-type="string">
            <text:p text:style-name="P35">500х500</text:p>
          </table:table-cell>
          <table:table-cell table:style-name="Table2.A2" office:value-type="string">
            <text:p text:style-name="P42">208000</text:p>
          </table:table-cell>
          <table:table-cell table:style-name="Table2.C2" office:value-type="string">
            <text:p text:style-name="P43">1000000</text:p>
          </table:table-cell>
        </table:table-row>
      </table:table>
      <text:p text:style-name="P14"/>
      <text:p text:style-name="P4"><text:span text:style-name="T10">5</text:span>0% заполнения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36">Размер матрицы</text:p>
          </table:table-cell>
          <table:table-cell table:style-name="Table11.A1" office:value-type="string">
            <text:p text:style-name="P36">Разреженная матрица</text:p>
          </table:table-cell>
          <table:table-cell table:style-name="Table11.C1" office:value-type="string">
            <text:p text:style-name="P36">Обычная матрица</text:p>
          </table:table-cell>
        </table:table-row>
        <table:table-row>
          <table:table-cell table:style-name="Table11.A2" office:value-type="string">
            <text:p text:style-name="P36">10х10</text:p>
          </table:table-cell>
          <table:table-cell table:style-name="Table11.A2" office:value-type="string">
            <text:p text:style-name="P47">560</text:p>
          </table:table-cell>
          <table:table-cell table:style-name="Table11.C2" office:value-type="string">
            <text:p text:style-name="P40">400</text:p>
          </table:table-cell>
        </table:table-row>
        <table:table-row>
          <table:table-cell table:style-name="Table11.A2" office:value-type="string">
            <text:p text:style-name="P36">100х100</text:p>
          </table:table-cell>
          <table:table-cell table:style-name="Table11.A2" office:value-type="string">
            <text:p text:style-name="P40">41600</text:p>
          </table:table-cell>
          <table:table-cell table:style-name="Table11.C2" office:value-type="string">
            <text:p text:style-name="P40">40000</text:p>
          </table:table-cell>
        </table:table-row>
        <table:table-row>
          <table:table-cell table:style-name="Table11.A2" office:value-type="string">
            <text:p text:style-name="P36">500х500</text:p>
          </table:table-cell>
          <table:table-cell table:style-name="Table11.A2" office:value-type="string">
            <text:p text:style-name="P45">1008000</text:p>
          </table:table-cell>
          <table:table-cell table:style-name="Table11.C2" office:value-type="string">
            <text:p text:style-name="P45">1000000</text:p>
          </table:table-cell>
        </table:table-row>
      </table:table>
      <text:p text:style-name="P17"/>
      <text:p text:style-name="P17"/>
      <text:p text:style-name="P2">100% заполнения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Размер матрицы</text:p>
          </table:table-cell>
          <table:table-cell table:style-name="Table3.A1" office:value-type="string">
            <text:p text:style-name="P35">Разреженная матрица</text:p>
          </table:table-cell>
          <table:table-cell table:style-name="Table3.C1" office:value-type="string">
            <text:p text:style-name="P35">Обычная матрица</text:p>
          </table:table-cell>
        </table:table-row>
        <table:table-row>
          <table:table-cell table:style-name="Table3.A2" office:value-type="string">
            <text:p text:style-name="P35">10х10</text:p>
          </table:table-cell>
          <table:table-cell table:style-name="Table3.A2" office:value-type="string">
            <text:p text:style-name="P38">960</text:p>
          </table:table-cell>
          <table:table-cell table:style-name="Table3.C2" office:value-type="string">
            <text:p text:style-name="P38">400</text:p>
          </table:table-cell>
        </table:table-row>
        <table:table-row>
          <table:table-cell table:style-name="Table3.A2" office:value-type="string">
            <text:p text:style-name="P35">100х100</text:p>
          </table:table-cell>
          <table:table-cell table:style-name="Table3.A2" office:value-type="string">
            <text:p text:style-name="P38">81600</text:p>
          </table:table-cell>
          <table:table-cell table:style-name="Table3.C2" office:value-type="string">
            <text:p text:style-name="P38">40000</text:p>
          </table:table-cell>
        </table:table-row>
        <table:table-row>
          <table:table-cell table:style-name="Table3.A2" office:value-type="string">
            <text:p text:style-name="P35">500х500</text:p>
          </table:table-cell>
          <table:table-cell table:style-name="Table3.A2" office:value-type="string">
            <text:p text:style-name="P42">2008000</text:p>
          </table:table-cell>
          <table:table-cell table:style-name="Table3.C2" office:value-type="string">
            <text:p text:style-name="P43">1000000</text:p>
          </table:table-cell>
        </table:table-row>
      </table:table>
      <text:p text:style-name="P14"/>
      <text:p text:style-name="P20"/>
      <text:p text:style-name="P20"><text:soft-page-break/></text:p>
      <text:p text:style-name="P20">Выводы по проделанной работе</text:p>
      <text:p text:style-name="P28">Использование алгоритмов хранения и обработки разреженных матриц выгодно при большом количестве элементов, примерно до 40-<text:span text:style-name="T13">45</text:span>% заполненности матриц. <text:span text:style-name="T13">В таком случае, алгоритм выигрывает как и в размерах занимаемой памяти, так и в скорости обработки. Но при заполненности более чем 50%, алгоритм обработки и хранения разреженных матриц начинает проигрывать во времени, но все еще выигрывает во времени. Даже при 100% заполненности матриц этот алгоритм выигрывает во времени у обычного, но занимает места в памяти в более чем в 2 раза больше.</text:span></text:p>
      <text:p text:style-name="P20"/>
      <text:p text:style-name="P20">Контрольные вопросы</text:p>
      <text:p text:style-name="P1">1. Что такое разреженная матрица, какие способы хранения вы знаете?</text:p>
      <text:p text:style-name="P6">Разреженная матрица – это матрица, содержащая большое количество нулей. <text:span text:style-name="T1">Способы хранения: связная схема хранения, строчный формат, линейный связный список, кольцевой связный список, двунаправленные стеки и очереди. </text:span></text:p>
      <text:p text:style-name="P18"/>
      <text:p text:style-name="P1">2. Каким образом и сколько памяти выделяется под хранение разреженной и обычной матрицы?</text:p>
      <text:p text:style-name="P21">Под обычную матрицу выделяет N * M ячеек памяти, где N – строки, а M – столбцы. Для разреженной матрицы – зависит от способа. В случае <text:span text:style-name="T15">разреженного</text:span> формата, требуется 3 * K ячеек памяти, где K – количество ненулевых элементов.</text:p>
      <text:p text:style-name="P13"/>
      <text:p text:style-name="P1">3. Каков принцип обработки разреженной матрицы?</text:p>
      <text:p text:style-name="P28">Алгоритмы обработки разреженных матриц предусматривают действие только с ненулевыми элементами, и, таким образом, количество операций будет пропорционально количеству ненулевых элементов.</text:p>
      <text:p text:style-name="P13"/>
      <text:p text:style-name="P13">4. В каком случае для матриц эффективнее применять стандартные алгоритмы обработки матриц? От чего это зависит?</text:p>
      <text:p text:style-name="P10">Стандартные алгоритмы обработки матриц эффективнее применять при большом количестве ненулевых элементов <text:span text:style-name="T14">(от 50%)</text:span>. <text:s/><text:span text:style-name="T14">Cтоит отметить, что если не так важна память, занимаемая матрицами, но важно время, то можно лучше использовать алгоритм обработки разреженных матриц, так как он, хоть и немного, но выигрывает во времени даже на больших % заполненостях матриц (80% - 100%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1:48:34.652665856</dc:date>
    <meta:editing-duration>PT40M32S</meta:editing-duration>
    <meta:editing-cycles>10</meta:editing-cycles>
    <meta:generator>LibreOffice/6.0.7.3$Linux_X86_64 LibreOffice_project/00m0$Build-3</meta:generator>
    <meta:document-statistic meta:table-count="11" meta:image-count="0" meta:object-count="0" meta:page-count="5" meta:paragraph-count="208" meta:word-count="793" meta:character-count="5668" meta:non-whitespace-character-count="5012"/>
  </office:meta>
</office:document-meta>
</file>